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null-year="1980"/>
      <table:table table:name="Данные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formula="of:=7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formula="of:=7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formula="of:=[.B4]+[.D2]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; 2; 3</text:p>
          </table:table-cell>
          <table:table-cell table:formula="of:=[.B5]+MAX([.D2];[.D3];[.D4])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; 2</text:p>
          </table:table-cell>
          <table:table-cell table:formula="of:=[.B6]+MAX([.D2];[.D3])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formula="of:=[.B7]+[.D2]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formula="of:=[.B8]+[.D2]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; 3; 7</text:p>
          </table:table-cell>
          <table:table-cell table:formula="of:=[.B9]+MAX([.D3];[.D4];[.D8])" office:value-type="float" office:value="14" calcext:value-type="float">
            <text:p>14</text:p>
          </table:table-cell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; 2; 4</text:p>
          </table:table-cell>
          <table:table-cell table:formula="of:=[.B10]+MAX([.D2];[.D3];[.D5])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8; 3; 4</text:p>
          </table:table-cell>
          <table:table-cell table:formula="of:=[.B11]+MAX([.D9];[.D4];[.D5])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; 6</text:p>
          </table:table-cell>
          <table:table-cell table:formula="of:=[.B13]+MAX([.D7];[.D10])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; 7</text:p>
          </table:table-cell>
          <table:table-cell table:formula="of:=[.B14]+MAX([.D3];[.D8])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; 5; 6</text:p>
          </table:table-cell>
          <table:table-cell table:formula="of:=[.B15]+MAX([.D11];[.D6];[.D7])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; 3; 7</text:p>
          </table:table-cell>
          <table:table-cell table:formula="of:=[.B16]+MAX([.D2];[.D4];[.D8])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MAX([.D2:.D16])" office:value-type="float" office:value="28" calcext:value-type="float">
            <text:p>28</text:p>
          </table:table-cell>
        </table:table-row>
        <table:table-row table:style-name="ro2" table:number-rows-repeated="104855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ja" style:country-asian="JP" style:font-name-complex="Noto Sans1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 style:data-style-name="N2" text:time-value="21:08:29.2086806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24.2.2.2$Linux_X86_64 LibreOffice_project/420$Build-2</meta:generator>
    <meta:document-statistic meta:table-count="1" meta:cell-count="65" meta:object-count="0"/>
  </office:meta>
</office:document-meta>
</file>